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Bitstream Vera Sans Mono', 'Courier New', Courier, monospace"/>
    <style:font-face style:name="Consolas" svg:font-family="Consolas, 'courier new'"/>
    <style:font-face style:name="Lohit Devanagari1" svg:font-family="'Lohit Devanagari'"/>
    <style:font-face style:name="Material Icons" svg:font-family="'Material Icons'"/>
    <style:font-face style:name="Roboto" svg:font-family="Roboto, sans-serif"/>
    <style:font-face style:name="Verdana" svg:font-family="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style:text-properties officeooo:paragraph-rsid="000f4389"/>
    </style:style>
    <style:style style:name="P3" style:family="paragraph" style:parent-style-name="Standard">
      <style:paragraph-properties fo:line-height="200%"/>
      <style:text-properties officeooo:rsid="000ef968" officeooo:paragraph-rsid="000ef968"/>
    </style:style>
    <style:style style:name="P4" style:family="paragraph" style:parent-style-name="Standard">
      <style:paragraph-properties fo:line-height="200%"/>
      <style:text-properties style:font-name="Liberation Serif"/>
    </style:style>
    <style:style style:name="P5" style:family="paragraph" style:parent-style-name="Standard">
      <style:paragraph-properties fo:line-height="200%"/>
      <style:text-properties style:font-name="Liberation Serif" officeooo:paragraph-rsid="000f4389"/>
    </style:style>
    <style:style style:name="P6" style:family="paragraph" style:parent-style-name="Standard">
      <style:paragraph-properties fo:line-height="200%"/>
      <style:text-properties style:font-name="Liberation Serif" officeooo:paragraph-rsid="0013a1d8"/>
    </style:style>
    <style:style style:name="P7" style:family="paragraph" style:parent-style-name="Standard">
      <style:paragraph-properties fo:line-height="200%"/>
      <style:text-properties officeooo:rsid="001041e4" officeooo:paragraph-rsid="001041e4"/>
    </style:style>
    <style:style style:name="P8" style:family="paragraph" style:parent-style-name="Standard">
      <style:paragraph-properties fo:line-height="200%"/>
      <style:text-properties officeooo:rsid="001041e4" officeooo:paragraph-rsid="0013a1d8"/>
    </style:style>
    <style:style style:name="T1" style:family="text">
      <style:text-properties fo:font-variant="normal" fo:text-transform="none" fo:font-size="12pt" fo:letter-spacing="normal" fo:font-style="normal" fo:font-weight="normal" officeooo:rsid="000f4389"/>
    </style:style>
    <style:style style:name="T2" style:family="text">
      <style:text-properties fo:font-variant="normal" fo:text-transform="none" fo:font-size="12pt" fo:letter-spacing="normal" fo:font-style="normal" fo:font-weight="normal" officeooo:rsid="001041e4"/>
    </style:style>
    <style:style style:name="T3" style:family="text">
      <style:text-properties fo:font-variant="normal" fo:text-transform="none" fo:font-size="12pt" fo:letter-spacing="normal" fo:font-style="normal" fo:font-weight="normal" officeooo:rsid="0011eb18"/>
    </style:style>
    <style:style style:name="T4" style:family="text">
      <style:text-properties fo:font-variant="normal" fo:text-transform="none" fo:font-size="12pt" fo:letter-spacing="normal" fo:font-style="normal" fo:font-weight="normal" officeooo:rsid="0013a1d8"/>
    </style:style>
    <style:style style:name="T5" style:family="text">
      <style:text-properties officeooo:rsid="000f4389"/>
    </style:style>
    <style:style style:name="T6" style:family="text">
      <style:text-properties officeooo:rsid="001011de"/>
    </style:style>
    <style:style style:name="T7" style:family="text">
      <style:text-properties officeooo:rsid="0013a1d8"/>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text:tab/><text:span text:style-name="T5">Icons are scalble vectors that can be displayed in the page tab along with the title. Icons are usually pulled form online libraries such as font awesome icons, bootstraps icons, and google icons. </text:span><text:span text:style-name="T1">All the icons in the library can be formatted using CSS. They can be customized according to size, color, shadow, etc. </text:span><text:span text:style-name="T2">Over all just having an icon can really make your website stand out and have a professional feel. The icons can also be used as buttons in a navigation bar or anything else really that you can think of. </text:span><text:span text:style-name="T3">The icons can be really easy to use but can also be used in complex ways. Some things to keep in mind while using them would be that some icons like thoose that come from font awesome icons are behind a $99 pay wall. They do offer 1,588 icons for free but their “pro icons” do require payment. </text:span><text:span text:style-name="T4">In the end there are thousands of ways to shape and change these icons and they are extremely simple and easy to use.</text:span></text:p>
      <text:p text:style-name="P5"><text:tab/><text:span text:style-name="T6">How to use the icons from w3schools.com:</text:span></text:p>
      <text:p text:style-name="P2"><text:tab/>The simplest way to add an icon to your HTML page, is with an icon library, such as Font Awesome. Add the name of the specified icon class to any inline HTML element (like &lt;i&gt; or &lt;span&gt;). All the icons in the icon libraries below, are scalable vectors that can be customized with CSS (size, color, shadow, etc.)</text:p>
      <text:p text:style-name="P1"><text:tab/>Using an Icon Library, To insert an icon: Include the icon library from a CDN (Content Delivery Network) in the &lt;head&gt; section.</text:p>
      <text:p text:style-name="P1">Add the name of the icon class to any inline HTML element. Tip: The &lt;i&gt; and &lt;span&gt; elements are widely used to add icons. To control the size of the icon, change the font-size property of the icon, or use one of the w3-size classes: w3-tiny, w3-small, w3-large, w3-xxlarge, w3-xxxlarge, w3-jumbo</text:p>
      <text:p text:style-name="P1">&lt;!DOCTYPE html&gt;</text:p>
      <text:p text:style-name="P1">&lt;html&gt;</text:p>
      <text:p text:style-name="P1">&lt;head&gt;</text:p>
      <text:p text:style-name="P1">&lt;script src="https://kit.fontawesome.com/a076d05399.js"&gt;&lt;/script&gt;</text:p>
      <text:p text:style-name="P1"><text:soft-page-break/>&lt;/head&gt;</text:p>
      <text:p text:style-name="P1">&lt;body&gt;</text:p>
      <text:p text:style-name="P1"/>
      <text:p text:style-name="P1">&lt;i class="fas fa-cloud"&gt;&lt;/i&gt;</text:p>
      <text:p text:style-name="P1">&lt;i class="fas fa-heart"&gt;&lt;/i&gt;</text:p>
      <text:p text:style-name="P1">&lt;i class="fas fa-car"&gt;&lt;/i&gt;</text:p>
      <text:p text:style-name="P1">&lt;i class="fas fa-file"&gt;&lt;/i&gt;</text:p>
      <text:p text:style-name="P1">&lt;i class="fas fa-bars"&gt;&lt;/i&gt;</text:p>
      <text:p text:style-name="P1"/>
      <text:p text:style-name="P1">&lt;/body&gt;</text:p>
      <text:p text:style-name="P1">&lt;/html&gt;</text:p>
      <text:p text:style-name="P1"><text:tab/><text:span text:style-name="T7">Here are some simple styling tutorials by OSTraining.com</text:span></text:p>
      <text:p text:style-name="P1"><text:tab/>Like any font, you can use CSS to control the way your icon looks. You can change the color and size by adding just two lines to your CSS file.</text:p>
      <text:p text:style-name="P1">.fa-home {</text:p>
      <text:p text:style-name="P1">color: red;</text:p>
      <text:p text:style-name="P1">font-size: 40px;</text:p>
      <text:p text:style-name="P1">}</text:p>
      <text:p text:style-name="P1"><text:span text:style-name="T7">i</text:span>f you want it to have a background so that it looks more like a button, you can add that with CSS too.</text:p>
      <text:p text:style-name="P1"/>
      <text:p text:style-name="P1">.fa-home {</text:p>
      <text:p text:style-name="P1">color: red;</text:p>
      <text:p text:style-name="P1">font-size: 80px;</text:p>
      <text:p text:style-name="P1">background: #000;</text:p>
      <text:p text:style-name="P1">padding: 15px;</text:p>
      <text:p text:style-name="P1"><text:soft-page-break/>}</text:p>
      <text:p text:style-name="P1"/>
      <text:p text:style-name="P8"><text:tab/>Here .fa-home {</text:p>
      <text:p text:style-name="P8">color: red;</text:p>
      <text:p text:style-name="P8">font-size: 30px;</text:p>
      <text:p text:style-name="P8">background: #000;</text:p>
      <text:p text:style-name="P8">padding: 15px;</text:p>
      <text:p text:style-name="P8">border-radius: 30px;</text:p>
      <text:p text:style-name="P8">}</text:p>
      <text:p text:style-name="P8">To animate the icons you can simply add fa-spin to your code and your icon will start to spin.</text:p>
      <text:p text:style-name="P8"/>
      <text:p text:style-name="P8">Add this code:</text:p>
      <text:p text:style-name="P8">&lt;i class="fas fa-home fa-spin"&gt;&lt;i&gt;</text:p>
      <text:p text:style-name="P8"/>
      <text:p text:style-name="P8">And the graphic will then start to spin.</text:p>
      <text:p text:style-name="P8"/>
      <text:p text:style-name="P8">Similarly, you can rotate icons by adding a snippet like this:</text:p>
      <text:p text:style-name="P8"/>
      <text:p text:style-name="P8">&lt;i class="fas fa-home fa-rotate-180"&gt;&lt;/i&gt;</text:p>
      <text:p text:style-name="P8"/>
      <text:p text:style-name="P8">is another tutorial from GeeksForGeeks.org on how to use the icons as an overlay image:</text:p>
      <text:p text:style-name="P7"><text:tab/>Image overlay Icon can be an impressive addition to interactive detail or a set of features for your website. This article content will divide the task into two sections, the first section creating the structure and attach the link for the icon. In the second section, we will design the structure using CSS.</text:p>
      <text:p text:style-name="P7"/>
      <text:p text:style-name="P7"><text:soft-page-break/><text:tab/>Creating Structure: In this section, we will create a basic structure and also attach the CDN link of the Font-Awesome for the icons which will be used as an icon on hover.</text:p>
      <text:p text:style-name="P7">HTML code:</text:p>
      <text:p text:style-name="P7">filter_none</text:p>
      <text:p text:style-name="P7">brightness_4</text:p>
      <text:p text:style-name="P7">&lt;!DOCTYPE html&gt; </text:p>
      <text:p text:style-name="P7">&lt;html&gt; </text:p>
      <text:p text:style-name="P7"><text:s text:c="2"/></text:p>
      <text:p text:style-name="P7">&lt;head&gt; </text:p>
      <text:p text:style-name="P7"><text:s text:c="4"/>&lt;title&gt; </text:p>
      <text:p text:style-name="P7"><text:s text:c="8"/>Image Overlay Icon using HTML and CSS <text:s/></text:p>
      <text:p text:style-name="P7"><text:s text:c="4"/>&lt;/title&gt; </text:p>
      <text:p text:style-name="P7"><text:s text:c="4"/>&lt;link rel="stylesheet" href= <text:s/></text:p>
      <text:p text:style-name="P7">"https://cdnjs.cloudflare.com/ajax/libs/font-awesome/4.7.0/css/font-awesome.min.css"&gt; </text:p>
      <text:p text:style-name="P7">&lt;/head&gt; </text:p>
      <text:p text:style-name="P7">&lt;body&gt; </text:p>
      <text:p text:style-name="P7"><text:s text:c="4"/>&lt;div class="container"&gt; </text:p>
      <text:p text:style-name="P7"><text:s text:c="8"/>&lt;h1&gt;GeeksforGeeks&lt;/h1&gt; </text:p>
      <text:p text:style-name="P7"><text:s text:c="8"/>&lt;b&gt;Image Overlay Icon using HTML and CSS&lt;/b&gt; </text:p>
      <text:p text:style-name="P7"><text:s text:c="8"/>&lt;div class="img"&gt; </text:p>
      <text:p text:style-name="P7"><text:s text:c="12"/>&lt;img src= </text:p>
      <text:p text:style-name="P7">"https://media.geeksforgeeks.org/wp-content/uploads/20200326201748/download312.png"</text:p>
      <text:p text:style-name="P7"><text:s text:c="17"/>alt="Geeksforgeeks"&gt; </text:p>
      <text:p text:style-name="P7"><text:s text:c="12"/>&lt;div class="overlay"&gt; </text:p>
      <text:p text:style-name="P7"><text:s text:c="16"/>&lt;a href="#" class="icon"&gt; </text:p>
      <text:p text:style-name="P7"><text:soft-page-break/><text:s text:c="19"/>&lt;i class="fa fa-user"&gt;&lt;/i&gt; </text:p>
      <text:p text:style-name="P7"><text:s text:c="16"/>&lt;/a&gt; </text:p>
      <text:p text:style-name="P7"><text:s text:c="12"/>&lt;/div&gt; </text:p>
      <text:p text:style-name="P7"><text:s text:c="8"/>&lt;/div&gt; </text:p>
      <text:p text:style-name="P7"><text:s text:c="4"/>&lt;/div&gt; </text:p>
      <text:p text:style-name="P7">&lt;/body&gt; </text:p>
      <text:p text:style-name="P7"><text:s text:c="2"/></text:p>
      <text:p text:style-name="P7">&lt;/html&gt; </text:p>
      <text:p text:style-name="P7">Designing Structure: In the previous section, we have created the structure of the basic website where we are going to use as an image overlay icon. In this section, we will design the structure for the image overlay icon.</text:p>
      <text:p text:style-name="P7">CSS code:</text:p>
      <text:p text:style-name="P7">filter_none</text:p>
      <text:p text:style-name="P7">brightness_4</text:p>
      <text:p text:style-name="P7">&lt;style&gt; </text:p>
      <text:p text:style-name="P7"><text:s text:c="4"/>body { </text:p>
      <text:p text:style-name="P7"><text:s text:c="8"/>text-align: center; </text:p>
      <text:p text:style-name="P7"><text:s text:c="4"/>} </text:p>
      <text:p text:style-name="P7"><text:s text:c="6"/></text:p>
      <text:p text:style-name="P7"><text:s text:c="4"/>h1 { </text:p>
      <text:p text:style-name="P7"><text:s text:c="8"/>color: green; </text:p>
      <text:p text:style-name="P7"><text:s text:c="4"/>} </text:p>
      <text:p text:style-name="P7"><text:s text:c="6"/></text:p>
      <text:p text:style-name="P7"><text:s text:c="4"/>/* Image styling */</text:p>
      <text:p text:style-name="P7"><text:s text:c="4"/>img { </text:p>
      <text:p text:style-name="P7"><text:soft-page-break/><text:s text:c="8"/>padding: 5px; </text:p>
      <text:p text:style-name="P7"><text:s text:c="8"/>height: 225px; </text:p>
      <text:p text:style-name="P7"><text:s text:c="8"/>width: 225px; </text:p>
      <text:p text:style-name="P7"><text:s text:c="8"/>border: 2px solid gray; </text:p>
      <text:p text:style-name="P7"><text:s text:c="8"/>box-shadow: 2px 4px #888888; </text:p>
      <text:p text:style-name="P7"><text:s text:c="10"/></text:p>
      <text:p text:style-name="P7"><text:s text:c="4"/>} </text:p>
      <text:p text:style-name="P7"><text:s text:c="6"/></text:p>
      <text:p text:style-name="P7"><text:s text:c="4"/>/* Overlay styling */</text:p>
      <text:p text:style-name="P7"><text:s text:c="4"/>.overlay { </text:p>
      <text:p text:style-name="P7"><text:s text:c="8"/>position: absolute; </text:p>
      <text:p text:style-name="P7"><text:s text:c="8"/>top: 23.5%; </text:p>
      <text:p text:style-name="P7"><text:s text:c="8"/>left: 32.8%; </text:p>
      <text:p text:style-name="P7"><text:s text:c="8"/>transition: .3s ease; </text:p>
      <text:p text:style-name="P7"><text:s text:c="8"/>background-color: gray; </text:p>
      <text:p text:style-name="P7"><text:s text:c="8"/>width: 225px; </text:p>
      <text:p text:style-name="P7"><text:s text:c="8"/>height: 225px; </text:p>
      <text:p text:style-name="P7"><text:s text:c="8"/>opacity: 0; </text:p>
      <text:p text:style-name="P7"><text:s/></text:p>
      <text:p text:style-name="P7"><text:s text:c="4"/>} </text:p>
      <text:p text:style-name="P7"><text:s text:c="6"/></text:p>
      <text:p text:style-name="P7"><text:s text:c="4"/>/* Overlay hover */</text:p>
      <text:p text:style-name="P7"><text:s text:c="4"/>.container:hover .overlay { </text:p>
      <text:p text:style-name="P7"><text:s text:c="8"/>opacity: 1; </text:p>
      <text:p text:style-name="P7"><text:s text:c="4"/>} </text:p>
      <text:p text:style-name="P7"><text:soft-page-break/><text:s text:c="6"/></text:p>
      <text:p text:style-name="P7"><text:s text:c="4"/>/* Icon styling */</text:p>
      <text:p text:style-name="P7"><text:s text:c="4"/>.icon { </text:p>
      <text:p text:style-name="P7"><text:s text:c="8"/>color: white; </text:p>
      <text:p text:style-name="P7"><text:s text:c="8"/>font-size: 92px; </text:p>
      <text:p text:style-name="P7"><text:s text:c="8"/>position: absolute; </text:p>
      <text:p text:style-name="P7"><text:s text:c="8"/>top: 50%; </text:p>
      <text:p text:style-name="P7"><text:s text:c="8"/>left: 50%; </text:p>
      <text:p text:style-name="P7"><text:s text:c="8"/>transform: translate(-50%, -50%); </text:p>
      <text:p text:style-name="P7"><text:s text:c="8"/>text-align: center; </text:p>
      <text:p text:style-name="P7"><text:s text:c="4"/>} </text:p>
      <text:p text:style-name="P7">&lt;/style&gt; </text:p>
      <text:p text:style-name="P7">Final Solution: This is the final code after combining the above two sections. It will display the image overlay icon.</text:p>
      <text:p text:style-name="P7"/>
      <text:p text:style-name="P7">filter_none</text:p>
      <text:p text:style-name="P7">edit</text:p>
      <text:p text:style-name="P7">play_arrow</text:p>
      <text:p text:style-name="P7"/>
      <text:p text:style-name="P7">brightness_4</text:p>
      <text:p text:style-name="P7">&lt;!DOCTYPE html&gt; </text:p>
      <text:p text:style-name="P7">&lt;html&gt; </text:p>
      <text:p text:style-name="P7"><text:s text:c="2"/></text:p>
      <text:p text:style-name="P7">&lt;head&gt; </text:p>
      <text:p text:style-name="P7"><text:s text:c="4"/>&lt;title&gt; </text:p>
      <text:p text:style-name="P7"><text:soft-page-break/><text:s text:c="8"/>Image Overlay Icon using HTML and CSS <text:s/></text:p>
      <text:p text:style-name="P7"><text:s text:c="4"/>&lt;/title&gt; </text:p>
      <text:p text:style-name="P7"><text:s text:c="4"/>&lt;link rel="stylesheet" href= <text:s/></text:p>
      <text:p text:style-name="P7">"https://cdnjs.cloudflare.com/ajax/libs/font-awesome/4.7.0/css/font-awesome.min.css"&gt; </text:p>
      <text:p text:style-name="P7"><text:s text:c="4"/>&lt;style&gt; </text:p>
      <text:p text:style-name="P7"><text:s text:c="8"/>body { </text:p>
      <text:p text:style-name="P7"><text:s text:c="12"/>text-align: center; </text:p>
      <text:p text:style-name="P7"><text:s text:c="8"/>} </text:p>
      <text:p text:style-name="P7"><text:s text:c="10"/></text:p>
      <text:p text:style-name="P7"><text:s text:c="8"/>h1 { </text:p>
      <text:p text:style-name="P7"><text:s text:c="12"/>color: green; </text:p>
      <text:p text:style-name="P7"><text:s text:c="8"/>} </text:p>
      <text:p text:style-name="P7"><text:s text:c="10"/></text:p>
      <text:p text:style-name="P7"><text:s text:c="8"/>/* Image styling */ </text:p>
      <text:p text:style-name="P7"><text:s text:c="8"/>img { </text:p>
      <text:p text:style-name="P7"><text:s text:c="12"/>padding: 5px; </text:p>
      <text:p text:style-name="P7"><text:s text:c="12"/>height: 225px; </text:p>
      <text:p text:style-name="P7"><text:s text:c="12"/>width: 225px; </text:p>
      <text:p text:style-name="P7"><text:s text:c="12"/>border: 2px solid gray; </text:p>
      <text:p text:style-name="P7"><text:s text:c="12"/>box-shadow: 2px 4px #888888; </text:p>
      <text:p text:style-name="P7"><text:s text:c="8"/>} </text:p>
      <text:p text:style-name="P7"><text:s text:c="10"/></text:p>
      <text:p text:style-name="P7"><text:s text:c="8"/>/* Overlay styling */ </text:p>
      <text:p text:style-name="P7"><text:s text:c="8"/>.overlay { </text:p>
      <text:p text:style-name="P7"><text:s text:c="12"/>position: absolute; </text:p>
      <text:p text:style-name="P7"><text:soft-page-break/><text:s text:c="12"/>top: 23.5%; </text:p>
      <text:p text:style-name="P7"><text:s text:c="12"/>left: 32.8%; </text:p>
      <text:p text:style-name="P7"><text:s text:c="12"/>transition: .3s ease; </text:p>
      <text:p text:style-name="P7"><text:s text:c="12"/>background-color: gray; </text:p>
      <text:p text:style-name="P7"><text:s text:c="12"/>width: 225px; </text:p>
      <text:p text:style-name="P7"><text:s text:c="12"/>height: 225px; </text:p>
      <text:p text:style-name="P7"><text:s text:c="12"/>opacity: 0; </text:p>
      <text:p text:style-name="P7"><text:s text:c="8"/>} </text:p>
      <text:p text:style-name="P7"><text:s text:c="10"/></text:p>
      <text:p text:style-name="P7"><text:s text:c="8"/>/* Overlay hover */ </text:p>
      <text:p text:style-name="P7"><text:s text:c="8"/>.container:hover .overlay { </text:p>
      <text:p text:style-name="P7"><text:s text:c="12"/>opacity: 1; </text:p>
      <text:p text:style-name="P7"><text:s text:c="8"/>} </text:p>
      <text:p text:style-name="P7"><text:s text:c="10"/></text:p>
      <text:p text:style-name="P7"><text:s text:c="8"/>/* Icon styling */ </text:p>
      <text:p text:style-name="P7"><text:s text:c="8"/>.icon { </text:p>
      <text:p text:style-name="P7"><text:s text:c="12"/>color: white; </text:p>
      <text:p text:style-name="P7"><text:s text:c="12"/>font-size: 92px; </text:p>
      <text:p text:style-name="P7"><text:s text:c="12"/>position: absolute; </text:p>
      <text:p text:style-name="P7"><text:s text:c="12"/>top: 50%; </text:p>
      <text:p text:style-name="P7"><text:s text:c="12"/>left: 50%; </text:p>
      <text:p text:style-name="P7"><text:s text:c="12"/>transform: translate(-50%, -50%); </text:p>
      <text:p text:style-name="P7"><text:s text:c="12"/>text-align: center; </text:p>
      <text:p text:style-name="P7"><text:s text:c="8"/>} </text:p>
      <text:p text:style-name="P7"><text:s text:c="4"/>&lt;/style&gt; </text:p>
      <text:p text:style-name="P7"><text:soft-page-break/>&lt;/head&gt; </text:p>
      <text:p text:style-name="P7"><text:s text:c="2"/></text:p>
      <text:p text:style-name="P7">&lt;body&gt; </text:p>
      <text:p text:style-name="P7"><text:s text:c="4"/>&lt;div class="container"&gt; </text:p>
      <text:p text:style-name="P7"><text:s text:c="8"/>&lt;h1&gt;GeeksforGeeks&lt;/h1&gt; </text:p>
      <text:p text:style-name="P7"><text:s text:c="8"/>&lt;b&gt;Image Overlay Icon using HTML and CSS&lt;/b&gt; </text:p>
      <text:p text:style-name="P7"><text:s text:c="8"/>&lt;div class="img"&gt; </text:p>
      <text:p text:style-name="P7"><text:s text:c="12"/>&lt;img src= </text:p>
      <text:p text:style-name="P7">"https://media.geeksforgeeks.org/wp-content/uploads/20200326201748/download312.png"</text:p>
      <text:p text:style-name="P7"><text:s text:c="17"/>alt="Geeksforgeeks"&gt; </text:p>
      <text:p text:style-name="P7"><text:s text:c="12"/>&lt;div class="overlay"&gt; </text:p>
      <text:p text:style-name="P7"><text:s text:c="16"/>&lt;a href="#" class="icon"&gt; </text:p>
      <text:p text:style-name="P7"><text:s text:c="19"/>&lt;i class="fa fa-user"&gt;&lt;/i&gt; </text:p>
      <text:p text:style-name="P7"><text:s text:c="16"/>&lt;/a&gt; </text:p>
      <text:p text:style-name="P7"><text:s text:c="12"/>&lt;/div&gt; </text:p>
      <text:p text:style-name="P7"><text:s text:c="8"/>&lt;/div&gt; </text:p>
      <text:p text:style-name="P7"><text:s text:c="4"/>&lt;/div&gt; </text:p>
      <text:p text:style-name="P7">&lt;/body&gt; </text:p>
      <text:p text:style-name="P7">&lt;/html&gt; <text:span text:style-name="T7"><text:s/></text:span></text:p>
      <text:p text:style-name="P3">Sources: </text:p>
      <text:p text:style-name="P3"><text:a xlink:type="simple" xlink:href="https://www.w3schools.com/css/css_icons.asp" text:style-name="Internet_20_link" text:visited-style-name="Visited_20_Internet_20_Link">https://www.w3schools.com/css/css_icons.asp</text:a></text:p>
      <text:p text:style-name="P3"><text:a xlink:type="simple" xlink:href="https://www.w3schools.com/w3css/w3css_icons.asp" text:style-name="Internet_20_link" text:visited-style-name="Visited_20_Internet_20_Link">https://www.w3schools.com/w3css/w3css_icons.asp</text:a></text:p>
      <text:p text:style-name="P3"><text:a xlink:type="simple" xlink:href="https://www.w3schools.com/whatis/whatis_icons.asp" text:style-name="Internet_20_link" text:visited-style-name="Visited_20_Internet_20_Link">https://www.w3schools.com/whatis/whatis_icons.asp</text:a></text:p>
      <text:p text:style-name="P3"><text:a xlink:type="simple" xlink:href="https://www.geeksforgeeks.org/css-icons/" text:style-name="Internet_20_link" text:visited-style-name="Visited_20_Internet_20_Link">https://www.geeksforgeeks.org/css-icons/</text:a></text:p>
      <text:p text:style-name="P3"><text:a xlink:type="simple" xlink:href="https://www.geeksforgeeks.org/how-to-create-an-image-overlay-icon-using-html-and-css/?ref=rp" text:style-name="Internet_20_link" text:visited-style-name="Visited_20_Internet_20_Link">https://www.geeksforgeeks.org/how-to-create-an-image-overlay-icon-using-html-and-css/?ref=rp</text:a></text:p>
      <text:p text:style-name="P3"><text:soft-page-break/><text:a xlink:type="simple" xlink:href="https://fontawesome.com/" text:style-name="Internet_20_link" text:visited-style-name="Visited_20_Internet_20_Link">https://fontawesome.com/</text:a></text:p>
      <text:p text:style-name="P3"><text:a xlink:type="simple" xlink:href="https://www.ostraining.com/blog/coding/creating-icons-with-css/" text:style-name="Internet_20_link" text:visited-style-name="Visited_20_Internet_20_Link">https://www.ostraining.com/blog/coding/creating-icons-with-css/</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Bitstream Vera Sans Mono', 'Courier New', Courier, monospace"/>
    <style:font-face style:name="Consolas" svg:font-family="Consolas, 'courier new'"/>
    <style:font-face style:name="Lohit Devanagari1" svg:font-family="'Lohit Devanagari'"/>
    <style:font-face style:name="Material Icons" svg:font-family="'Material Icons'"/>
    <style:font-face style:name="Roboto" svg:font-family="Roboto, sans-serif"/>
    <style:font-face style:name="Verdana" svg:font-family="Verdana,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red Anderson</meta:initial-creator>
    <meta:creation-date>2020-04-02T10:53:31.213689862</meta:creation-date>
    <dc:date>2020-04-02T11:41:19.443974715</dc:date>
    <dc:creator>Jared Anderson</dc:creator>
    <meta:editing-duration>PT16M46S</meta:editing-duration>
    <meta:editing-cycles>4</meta:editing-cycles>
    <meta:generator>LibreOffice/6.2.6.2$Linux_X86_64 LibreOffice_project/20$Build-2</meta:generator>
    <meta:document-statistic meta:table-count="0" meta:image-count="0" meta:object-count="0" meta:page-count="11" meta:paragraph-count="217" meta:word-count="934" meta:character-count="7481" meta:non-whitespace-character-count="5518"/>
  </office:meta>
</office:document-meta>
</file>